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.5pt" fo:letter-spacing="normal" fo:language="en" fo:country="none" fo:font-style="normal" style:text-underline-style="none" fo:font-weight="normal" fo:background-color="transparent" style:font-name-asian="Arial1" style:font-size-asian="15.5pt" style:font-style-asian="normal" style:font-weight-asian="normal" style:font-name-complex="Arial1" style:font-size-complex="15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none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none" fo:font-style="normal" style:text-underline-style="none" fo:font-weight="normal" fo:background-color="transparent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none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ser&#10;(i)Name   &#10;(ii)Username&#10;(iii)Password&#10;&#10;" draw:style-name="dp1" draw:master-page-name="TITLE" presentation:presentation-page-layout-name="AL1T0">
        <draw:custom-shape draw:name="Google Shape;54;p13" draw:style-name="gr1" draw:text-style-name="P1" draw:layer="layout" svg:width="3.864cm" svg:height="3.532cm" svg:x="4.012cm" svg:y="2.376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3.864cm" svg:height="5.135cm" svg:x="4.012cm" svg:y="0.773cm" presentation:class="title" presentation:user-transformed="true">
          <draw:text-box>
            <text:p text:style-name="P2"><text:span text:style-name="T1">User</text:span></text:p>
            <text:p text:style-name="P2"><text:span text:style-name="T2">(i)Name <text:s text:c="2"/></text:span></text:p>
            <text:p text:style-name="P2"><text:span text:style-name="T2">(ii)Username</text:span></text:p>
            <text:p text:style-name="P2"><text:span text:style-name="T2">(iii)Password</text:span></text:p>
            <text:p text:style-name="P2"><text:span text:style-name="T2"/></text:p>
            <text:p text:style-name="P2"><text:span text:style-name="T2"/></text:p>
          </draw:text-box>
        </draw:frame>
        <draw:custom-shape draw:name="Google Shape;56;p13" draw:style-name="gr2" draw:text-style-name="P1" draw:layer="layout" svg:width="4.674cm" svg:height="6.155cm" svg:x="19.768cm" svg:y="0.263cm">
          <text:p text:style-name="P2"><text:span text:style-name="T3">Trip</text:span></text:p>
          <text:p text:style-name="P2"><text:span text:style-name="T2">(i)Destination</text:span></text:p>
          <text:p text:style-name="P2"><text:span text:style-name="T2">(ii)TripID</text:span></text:p>
          <text:p text:style-name="P2"><text:span text:style-name="T2">(iii)Admin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1" draw:layer="layout" svg:width="4.232cm" svg:height="4.484cm" svg:x="11.466cm" svg:y="9.182cm">
          <text:p text:style-name="P2"><text:span text:style-name="T4">Destination</text:span></text:p>
          <text:p text:style-name="P2"><text:span text:style-name="T5">(i)DestinationName</text:span></text:p>
          <text:p text:style-name="P2"><text:span text:style-name="T5">(ii)Description</text:span></text:p>
          <text:p text:style-name="P2"><text:span text:style-name="T5">(iii)DestinationID</text:span></text:p>
          <text:p text:style-name="P2"><text:span text:style-name="T5">(iv)Pictures</text:span></text:p>
          <text:p text:style-name="P2"><text:span text:style-name="T4"/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1" draw:layer="layout" svg:width="3.791cm" svg:height="2.797cm" svg:x="10.537cm" svg:y="1.877cm">
          <text:p text:style-name="P2"><text:span text:style-name="T6">Member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59;p13" draw:style-name="gr3" draw:text-style-name="P4" draw:layer="layout" svg:width="2.659cm" svg:height="0.063cm" draw:transform="rotate (-3.14159265358979) translate (10.535cm 3.3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;p13" draw:style-name="gr3" draw:text-style-name="P4" draw:layer="layout" svg:width="5.438cm" svg:height="0.063cm" svg:x="14.329cm" svg:y="3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4" draw:text-style-name="P5" draw:layer="layout" svg:width="2.117cm" svg:height="1.101cm" svg:x="8.447cm" svg:y="2.901cm">
          <text:p text:style-name="P2"><text:span text:style-name="T4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4" draw:text-style-name="P5" draw:layer="layout" svg:width="2.117cm" svg:height="1.101cm" svg:x="14.549cm" svg:y="2.954cm">
          <text:p text:style-name="P2"><text:span text:style-name="T4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1" draw:layer="layout" svg:width="4.674cm" svg:height="3.265cm" svg:x="19.768cm" svg:y="9.791cm">
          <text:p text:style-name="P2"><text:span text:style-name="T2">Contains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64;p13" draw:style-name="gr3" draw:text-style-name="P4" draw:layer="layout" svg:width="0.001cm" svg:height="3.372cm" svg:x="22.105cm" svg:y="6.4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3" draw:style-name="gr3" draw:text-style-name="P4" draw:layer="layout" svg:width="4.068cm" svg:height="0.001cm" svg:x="15.699cm" svg:y="11.4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;p13" draw:style-name="gr4" draw:text-style-name="P5" draw:layer="layout" svg:width="1.582cm" svg:height="1.016cm" svg:x="22.105cm" svg:y="7.399cm">
          <text:p text:style-name="P2"><text:span text:style-name="T2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3" draw:style-name="gr4" draw:text-style-name="P5" draw:layer="layout" svg:width="1.582cm" svg:height="1.101cm" svg:x="15.904cm" svg:y="10.345cm">
          <text:p text:style-name="P2"><text:span text:style-name="T4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2" draw:text-style-name="P1" draw:layer="layout" svg:width="2.944cm" svg:height="2.145cm" svg:x="6.016cm" svg:y="10.345cm">
          <text:p text:style-name="P2"><text:span text:style-name="T4">Has 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69;p13" draw:style-name="gr2" draw:text-style-name="P1" draw:layer="layout" svg:width="4.007cm" svg:height="4.306cm" svg:x="0.516cm" svg:y="9.271cm">
          <text:p text:style-name="P2"><text:span text:style-name="T4">Location</text:span></text:p>
          <text:p text:style-name="P2"><text:span text:style-name="T2">(i)LocationID</text:span></text:p>
          <text:p text:style-name="P2"><text:span text:style-name="T4">(ii)</text:span><text:span text:style-name="T2">Pictures</text:span></text:p>
          <text:p text:style-name="P2"><text:span text:style-name="T4">(iii)</text:span><text:span text:style-name="T2">LocationName</text:span></text:p>
          <text:p text:style-name="P2"><text:span text:style-name="T4"/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3" draw:text-style-name="P4" draw:layer="layout" svg:width="2.503cm" svg:height="0.005cm" svg:x="8.961cm" svg:y="11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3" draw:text-style-name="P4" draw:layer="layout" svg:width="1.492cm" svg:height="0.005cm" svg:x="4.523cm" svg:y="11.4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3" draw:style-name="gr4" draw:text-style-name="P5" draw:layer="layout" svg:width="1.582cm" svg:height="1.101cm" svg:x="8.706cm" svg:y="10.651cm">
          <text:p text:style-name="P2"><text:span text:style-name="T4">(1,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4" draw:text-style-name="P5" draw:layer="layout" svg:width="1.987cm" svg:height="1.101cm" svg:x="4.029cm" svg:y="10.651cm">
          <text:p text:style-name="P2"><text:span text:style-name="T4"><text:s text:c="3"/></text:span><text:span text:style-name="T4">(1,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2" draw:text-style-name="P1" draw:layer="layout" svg:width="2.944cm" svg:height="2.797cm" svg:x="15.281cm" svg:y="5.745cm">
          <text:p text:style-name="P2"><text:span text:style-name="T2">has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75;p13" draw:style-name="gr2" draw:text-style-name="P1" draw:layer="layout" svg:width="3.791cm" svg:height="2.656cm" svg:x="9.58cm" svg:y="5.815cm">
          <text:p text:style-name="P2"><text:span text:style-name="T4">Pictures</text:span></text:p>
          <text:p text:style-name="P2"><text:span text:style-name="T4">(i) Picture ID</text:span></text:p>
          <text:p text:style-name="P2"><text:span text:style-name="T4">(ii)Picture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3" draw:text-style-name="P4" draw:layer="layout" svg:width="2.116cm" svg:height="0.008cm" svg:x="18.226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3" draw:style-name="gr3" draw:text-style-name="P4" draw:layer="layout" svg:width="1.909cm" svg:height="0.001cm" svg:x="13.37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3" draw:style-name="gr3" draw:text-style-name="P4" draw:layer="layout" svg:width="0.036cm" svg:height="0.625cm" draw:transform="rotate (-3.14159265358979) translate (20.357cm 7.1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;p13" draw:style-name="gr2" draw:text-style-name="P1" draw:layer="layout" svg:width="3.471cm" svg:height="2.797cm" svg:x="3.613cm" svg:y="6.444cm">
          <text:p text:style-name="P2"><text:span text:style-name="T2">has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80;p13" draw:style-name="gr3" draw:text-style-name="P4" draw:layer="layout" svg:width="2.494cm" svg:height="0.008cm" svg:x="7.085cm" svg:y="7.8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3" draw:text-style-name="P4" draw:layer="layout" svg:width="1.093cm" svg:height="1.427cm" draw:transform="rotate (-3.14159265358979) translate (3.611cm 9.2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13" draw:style-name="gr2" draw:text-style-name="P1" draw:layer="layout" svg:width="2.659cm" svg:height="2.344cm" svg:x="7.405cm" svg:y="8.543cm">
          <text:p text:style-name="P2"><text:span text:style-name="T2">has</text:span></text:p>
          <draw:enhanced-geometry draw:mirror-horizontal="false" draw:mirror-vertical="false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Google Shape;83;p13" draw:style-name="gr3" draw:text-style-name="P4" draw:layer="layout" svg:width="1.697cm" svg:height="0.007cm" svg:x="10.065cm" svg:y="9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3" draw:style-name="gr3" draw:text-style-name="P4" draw:layer="layout" svg:width="0.962cm" svg:height="1.398cm" svg:x="8.618cm" svg:y="7.14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1;p:notes" draw:style-name="gr5" draw:layer="layout" svg:width="16.933cm" svg:height="9.524cm" svg:x="1.059cm" svg:y="1.905cm" draw:page-number="1" presentation:class="page"/>
          <draw:frame draw:name="Google Shape;52;p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5T21:15:37.873931346</dc:date>
    <meta:editing-duration>PT6M6S</meta:editing-duration>
    <meta:editing-cycles>1</meta:editing-cycles>
    <meta:generator>LibreOffice/7.2.5.2$Linux_X86_64 LibreOffice_project/20$Build-2</meta:generator>
    <meta:document-statistic meta:object-count="51"/>
  </office:meta>
</office:document-meta>
</file>